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farmer's delight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croptopia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rat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manor's bounty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1">01/11/2026</text:date>, <text:time>01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1T01:13:49.47</dc:date>
    <meta:generator>OpenOffice/4.1.16$Win32 OpenOffice.org_project/4116m3$Build-9816</meta:generator>
    <meta:editing-duration>P2DT22H33M32S</meta:editing-duration>
    <meta:editing-cycles>522</meta:editing-cycles>
    <meta:document-statistic meta:table-count="16" meta:cell-count="2539" meta:object-count="0"/>
  </office:meta>
</office:document-meta>
</file>